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f590" officeooo:paragraph-rsid="001af59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officeooo:rsid="001af590" officeooo:paragraph-rsid="001af590" style:font-size-asian="13pt" style:font-size-complex="13pt"/>
    </style:style>
    <style:style style:name="P3" style:family="paragraph" style:parent-style-name="Standard">
      <style:text-properties fo:font-size="13pt" officeooo:rsid="001af590" officeooo:paragraph-rsid="001c3dc8" style:font-size-asian="13pt" style:font-size-complex="13pt"/>
    </style:style>
    <style:style style:name="P4" style:family="paragraph" style:parent-style-name="Standard">
      <style:text-properties fo:font-size="13pt" officeooo:rsid="002158a6" officeooo:paragraph-rsid="002158a6" style:font-size-asian="13pt" style:font-size-complex="13pt"/>
    </style:style>
    <style:style style:name="P5" style:family="paragraph" style:parent-style-name="Standard">
      <style:text-properties fo:font-size="13pt" officeooo:rsid="0022f46b" officeooo:paragraph-rsid="0022f46b" style:font-size-asian="13pt" style:font-size-complex="13pt"/>
    </style:style>
    <style:style style:name="P6" style:family="paragraph" style:parent-style-name="Standard">
      <style:text-properties fo:font-size="13pt" officeooo:rsid="002488c5" officeooo:paragraph-rsid="002488c5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488c5" officeooo:paragraph-rsid="002488c5" style:font-size-asian="13pt" style:font-size-complex="13pt"/>
    </style:style>
    <style:style style:name="P8" style:family="paragraph" style:parent-style-name="Standard">
      <style:text-properties fo:font-size="13pt" officeooo:rsid="002488c5" officeooo:paragraph-rsid="002bd232" style:font-size-asian="13pt" style:font-size-complex="13pt"/>
    </style:style>
    <style:style style:name="P9" style:family="paragraph" style:parent-style-name="Standard">
      <style:text-properties fo:font-size="13pt" officeooo:rsid="002615c4" officeooo:paragraph-rsid="002615c4" style:font-size-asian="13pt" style:font-size-complex="13pt"/>
    </style:style>
    <style:style style:name="P10" style:family="paragraph" style:parent-style-name="Standard">
      <style:text-properties fo:font-size="13pt" officeooo:rsid="0027e06b" officeooo:paragraph-rsid="0027e06b" style:font-size-asian="13pt" style:font-size-complex="13pt"/>
    </style:style>
    <style:style style:name="P11" style:family="paragraph" style:parent-style-name="Standard">
      <style:text-properties fo:font-size="13pt" officeooo:rsid="00290709" officeooo:paragraph-rsid="00290709" style:font-size-asian="13pt" style:font-size-complex="13pt"/>
    </style:style>
    <style:style style:name="P12" style:family="paragraph" style:parent-style-name="Standard">
      <style:text-properties fo:font-size="13pt" officeooo:rsid="002956b4" officeooo:paragraph-rsid="002956b4" style:font-size-asian="13pt" style:font-size-complex="13pt"/>
    </style:style>
    <style:style style:name="P13" style:family="paragraph" style:parent-style-name="Standard">
      <style:text-properties fo:font-size="13pt" officeooo:rsid="002db1e5" officeooo:paragraph-rsid="002956b4" style:font-size-asian="13pt" style:font-size-complex="13pt"/>
    </style:style>
    <style:style style:name="P14" style:family="paragraph" style:parent-style-name="Standard">
      <style:text-properties fo:font-size="13pt" officeooo:rsid="002db1e5" officeooo:paragraph-rsid="002db1e5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528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d232" style:font-style-asian="italic" style:font-style-complex="italic"/>
    </style:style>
    <style:style style:name="T5" style:family="text">
      <style:text-properties fo:font-style="italic" officeooo:rsid="002615c4" style:font-style-asian="italic" style:font-style-complex="italic"/>
    </style:style>
    <style:style style:name="T6" style:family="text">
      <style:text-properties officeooo:rsid="0022f46b"/>
    </style:style>
    <style:style style:name="T7" style:family="text">
      <style:text-properties officeooo:rsid="002615c4"/>
    </style:style>
    <style:style style:name="T8" style:family="text">
      <style:text-properties officeooo:rsid="00290709"/>
    </style:style>
    <style:style style:name="T9" style:family="text">
      <style:text-properties officeooo:rsid="002a03d1"/>
    </style:style>
    <style:style style:name="T10" style:family="text">
      <style:text-properties officeooo:rsid="002bd2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ègles du serveur :</text:p>
      <text:p text:style-name="P2"/>
      <text:p text:style-name="P2"/>
      <text:p text:style-name="P3"><text:span text:style-name="T2">0</text:span><text:span text:style-name="T1">1)</text:span> Avoir un nom rp <text:span text:style-name="T3">(éviter les jeux de mots , le noms connu ou nom déjà pris).</text:span><text:line-break/><text:span text:style-name="T2">0</text:span><text:span text:style-name="T1">2)</text:span> Pas de freekill , propblock , propsurf , propkill ou autre troll pouvant empêcher le bon déroulement des scènes roleplay.</text:p>
      <text:p text:style-name="P2"><text:span text:style-name="T2">0</text:span><text:span text:style-name="T1">3)</text:span> Ne pas se tuer depuis la console , utiliser les outils in-game <text:span text:style-name="T3">(usp de suicide…)</text:span>.</text:p>
      <text:p text:style-name="P2"><text:span text:style-name="T2">0</text:span><text:span text:style-name="T1">4)</text:span> La publicité est interdite sur le serveur.</text:p>
      <text:p text:style-name="P2"><text:span text:style-name="T2">0</text:span><text:span text:style-name="T1">5) </text:span>Toujours faire appel au staff pour régler un conflit.</text:p>
      <text:p text:style-name="P2"><text:span text:style-name="T2">0</text:span><text:span text:style-name="T1">6)</text:span> Pour braquer un citoyen<text:span text:style-name="T3">(uniquement)</text:span> il faut être dans un gang et être plus de deux.</text:p>
      <text:p text:style-name="P2"><text:span text:style-name="T2">0</text:span><text:span text:style-name="T1">7)</text:span> Pour braquer un touriste<text:span text:style-name="T3">(et autres métiers)</text:span> on peut être seul dans un métier non gouvernemental.</text:p>
      <text:p text:style-name="P4"><text:span text:style-name="T1">08)</text:span> La peine de mort est interdite sauf si le maire l'autorise .</text:p>
      <text:p text:style-name="P4"><text:span text:style-name="T1">09)</text:span> La prison a perpétuité est interdite sauf si le maire l'autorise .</text:p>
      <text:p text:style-name="P4"><text:span text:style-name="T1">10)</text:span> Le juge ne peux pas mettre 900 000€ d'amande .</text:p>
      <text:p text:style-name="P4"><text:span text:style-name="T1">11)</text:span> Le juge doit automatiquement faire des publicité de son début et a sa fin de service .</text:p>
      <text:p text:style-name="P4"><text:span text:style-name="T1">12)</text:span> Si 15 personnes trouvent de l'abus de pouvoir ou de l’incapacité d'avoir des jugements juste , il doit être convoqué chez la plus haute autorité disponible qu prendra la décision de lui rendre ses fonctions ou de lancer une campagne de destitution<text:span text:style-name="T3">(d</text:span><text:span text:style-name="T4">é</text:span><text:span text:style-name="T3">mote)</text:span> ou le peuple votera si il doit être renvoyer ou pas</text:p>
      <text:p text:style-name="P4"><text:span text:style-name="T1">13)</text:span> <text:span text:style-name="T6">Si l'avocat est anarchiste dans le tribunal , il peut être destitué de ses fonctions temporairement ou définitivement</text:span></text:p>
      <text:p text:style-name="P5"><text:span text:style-name="T1">14)</text:span> Les policiers doivent obligatoirement accompagné les prévenus au tribunal , si il n'y a pas de juge , ils sont obligé de donné la peine eux même en se fixant au tarif normal</text:p>
      <text:p text:style-name="P5"><text:span text:style-name="T1">15)</text:span> Les policiers doivent avoir un motif pour la fouille , la perquisition , l’arrestation et doivent citer les droits des prévenus . En cas d'ordre contraire de l'autorité <text:span text:style-name="T3">(alerte attentat , dictature)</text:span> les motifs peuvent être exceptionnel.</text:p>
      <text:p text:style-name="P5"><text:span text:style-name="T1">16)</text:span> Les barrages routiers sont interdit sauf si une autorité au dessus ou égale au commissaire le veut</text:p>
      <text:p text:style-name="P5"><text:span text:style-name="T1">17)</text:span> Le juge peut juger de la rétrogradation ou du renvoie d'un agent des forces de l’ordre .</text:p>
      <text:p text:style-name="P5"><text:span text:style-name="T1">18)</text:span> un policier n'a pas le droit de tirer sur quelqu'un si il n'y a pas de vie en jeux</text:p>
      <text:p text:style-name="P5"><text:span text:style-name="T1">19)</text:span> Le détective de police peut s'entouré de policiers</text:p>
      <text:p text:style-name="P5"><text:span text:style-name="T1">20)</text:span> Il peut donné l'ordre de surveillé , écouter , perquisitionné , surveillé les comptes du moment que il a un motif .</text:p>
      <text:p text:style-name="P5"><text:span text:style-name="T1">21)</text:span> Le SWAT est une unité d'intervention d'urgence importante</text:p>
      <text:p text:style-name="P5"><text:span text:style-name="T1">22)</text:span> Le SWAT n'a pas besoin de mandat mais il lui faut un motif</text:p>
      <text:p text:style-name="P5"><text:span text:style-name="T1">23)</text:span> La police peut entouré un braquage ais quand le SWAT arrive , c'est le SWAT qui prend les décisions</text:p>
      <text:p text:style-name="P5"><text:span text:style-name="T1">24)</text:span> Si un SWAT ne respecte pas les ordres et ses supérieurs , ils peut être renvoyé</text:p>
      <text:p text:style-name="P6"><text:span text:style-name="T1">25)</text:span> Le gardien de prison ne doit pas sortir du territoire de la prison sauf cas exceptionnel</text:p>
      <text:p text:style-name="P7"><text:span text:style-name="T1">26)</text:span> Les convois de prisonnier jusqu’à la prison doivent être fait en bus pénitentiaire par des gardiens mais si il n'y a pas assez de prisonniers , les policiers peuvent faire le trajet en bus</text:p>
      <text:p text:style-name="P6"><text:span text:style-name="T1">27)</text:span> Les convois doivent être encadré par la police</text:p>
      <text:p text:style-name="P8"><text:span text:style-name="T1">28)</text:span> Les gardiens peuvent mettre les prisonniers en isolement , les empêcher de dormir et d'autre forme de <text:span text:style-name="T4">"</text:span><text:span text:style-name="T3">torture</text:span><text:span text:style-name="T4">" </text:span>si il empêche le bon fonctionnement de la prison</text:p>
      <text:p text:style-name="P6"><text:span text:style-name="T1">29)</text:span> Les gardiens n'ont le droit de tirer sur un prisonnier que si il sort des murs de la prison</text:p>
      <text:p text:style-name="P6"><text:soft-page-break/><text:span text:style-name="T1">30)</text:span> Les gardiens n'ont pas le droit de tuer les prisonniers mais peuvent leur faire mal a coup de tazer , matraques ou autre outils a leur disposition</text:p>
      <text:p text:style-name="P6"><text:span text:style-name="T1">31)</text:span> Les agents secrets ont les mêmes droit que les policiers et inspecteurs</text:p>
      <text:p text:style-name="P6"><text:span text:style-name="T1">32)</text:span> Le maire est obligé d'avoir été politicien avant</text:p>
      <text:p text:style-name="P6"><text:span text:style-name="T1">33)</text:span> Le maire peut faire une dictature , l'état d'urgence et autres état de gouvernement</text:p>
      <text:p text:style-name="P6"><text:span text:style-name="T1">34)</text:span> Le maire est la plus haute autorité de la ville</text:p>
      <text:p text:style-name="P6"><text:span text:style-name="T1">35)</text:span> Tout doit être fait pour protéger le maire</text:p>
      <text:p text:style-name="P6"><text:span text:style-name="T1">36)</text:span> Le maire est la plus haute autorité pouvant renvoyé quelqu'un de ses fonctions publiques mais il est préférable de voir un juge</text:p>
      <text:p text:style-name="P6"><text:span text:style-name="T1">37)</text:span> <text:span text:style-name="T7">Le maire ne peut pas convoqué tout un service ou équipe de fonctions publiques</text:span> <text:span text:style-name="T5">(exemple : réunir la police)</text:span><text:span text:style-name="T7"> , il doit convoqué les dirigeants du service qui ferons passé les ordres</text:span></text:p>
      <text:p text:style-name="P9"><text:span text:style-name="T1">38)</text:span> Le maire peut avoir un gang sous sa protections seulement en dictature</text:p>
      <text:p text:style-name="P9"><text:span text:style-name="T1">39)</text:span> Le maire peut avoir un gang sous sa protection seulement si le gang l'était quand il était politicien</text:p>
      <text:p text:style-name="P9"><text:span text:style-name="T1">40)</text:span> Le politicien est au cœur de la vie politique est peut lancer des manifestation , récolte , coup d'état et autres actions a influence </text:p>
      <text:p text:style-name="P10"><text:span text:style-name="T1">41)</text:span> La secrétaire ne sait pas utiliser une arme a feu mais peut avoir un petit couteau avec licence</text:p>
      <text:p text:style-name="P10"><text:span text:style-name="T1">42)</text:span> Les gardes doivent être armé avec une licence et sont destiné seulement au maire</text:p>
      <text:p text:style-name="P10"><text:span text:style-name="T1">43)</text:span> Le chef de gang a toute l'autorité sur lui</text:p>
      <text:p text:style-name="P10"><text:span text:style-name="T1">44)</text:span> Il est interdit de tuer un membre de son gang sauf si c'est le chef de gang qui doute de sa fidélité</text:p>
      <text:p text:style-name="P10"><text:span text:style-name="T1">45)</text:span> Il faut au minimum 4 policiers et 1 SWAT pour braquer la banque</text:p>
      <text:p text:style-name="P10"><text:span text:style-name="T1">46)</text:span> Le prisonnier doit s'évadé avec l'aide ou pas des personne extérieur</text:p>
      <text:p text:style-name="P10"><text:span text:style-name="T1">47)</text:span> Il est interdit de posé des props pour s'échappé</text:p>
      <text:p text:style-name="P10"><text:span text:style-name="T1">48)</text:span> Les bloodz et cripz ne sont pas considéré comme un vrai gang</text:p>
      <text:p text:style-name="P10"><text:span text:style-name="T1">49)</text:span> Le mercenaire peut être payé par n’importe qui pour assuré une protection</text:p>
      <text:p text:style-name="P10"><text:span text:style-name="T1">50)</text:span> L’assassin<text:span text:style-name="T8"> ne doit pas tuer gratuitement , il doit avoir un contrat et il choisi ses prix</text:span></text:p>
      <text:p text:style-name="P11"><text:span text:style-name="T1">51)</text:span> Le voleur n'a pas le droit de voler un afk</text:p>
      <text:p text:style-name="P11"><text:span text:style-name="T1">52)</text:span> Le voleur peut voler se qu'il veut chez les gents et les revendre</text:p>
      <text:p text:style-name="P11"><text:span text:style-name="T1">53)</text:span> Le violeur et le psychopathe doivent rester discret dans leur activité</text:p>
      <text:p text:style-name="P11"><text:span text:style-name="T1">54)</text:span> Le psychopathe peut se faire passé pour un médecin a cause de ses problèmes mentaux</text:p>
      <text:p text:style-name="P11"><text:span text:style-name="T1">55)</text:span> Le terroriste peut faire un attentat avec se qu'il veut mais ne doit pas changé d'arme pendant</text:p>
      <text:p text:style-name="P11"><text:span text:style-name="T1">56)</text:span> Le terroriste ne peut pas faire d’attentat si il n'a pas prévenu avant</text:p>
      <text:p text:style-name="P11"><text:span text:style-name="T1">57)</text:span> Le terroriste ne se rend jamais et doit tuer</text:p>
      <text:p text:style-name="P11"><text:span text:style-name="T1">58)</text:span> L’agent de sécurité n'a pas le droit d'utiliser d'arme dans raison</text:p>
      <text:p text:style-name="P11"><text:span text:style-name="T1">59)</text:span> L'agent de sécurité protégé en général des commerces</text:p>
      <text:p text:style-name="P11"><text:span text:style-name="T1">60)</text:span> L'animateur radio influence énormément la ville , il peut avoir des fans ou des ennemis</text:p>
      <text:p text:style-name="P11"><text:span text:style-name="T1">61)</text:span> L'animateur peut partir en reportage avec un micro , il est le seul chef de sa radio .</text:p>
      <text:p text:style-name="P11"><text:span text:style-name="T1">62)</text:span> L'organisateur de jeux s'occupe de jeux légal ou pas</text:p>
      <text:p text:style-name="P11"><text:span text:style-name="T1">63)</text:span> Le vendeur d'arme peut vendre des armes a tous le monde sauf lui même et les agents du gouvernements</text:p>
      <text:p text:style-name="P11"><text:span text:style-name="T1">64)</text:span> Le dealer peut choisir de faire de la drogue ou d'en vendre</text:p>
      <text:p text:style-name="P11"><text:span text:style-name="T1">65)</text:span> Le quincaillier peut vendre a n'importe qui mais n'a pas le droit d’être associé a un gang</text:p>
      <text:p text:style-name="P11"><text:span text:style-name="T1">66)</text:span> Un docteur n'a pas le droit de ne pas soigné ou de ne pas s’arrête en ambulance</text:p>
      <text:p text:style-name="P11"><text:span text:style-name="T1">67)</text:span> Les morts par balle avec armes lourdes ne peuvent <text:s/>pas être soigné et ne parlent pas</text:p>
      <text:p text:style-name="P11"><text:soft-page-break/><text:span text:style-name="T1">68)</text:span> Le SDF doit faire quelque chose de réaliste <text:span text:style-name="T3">(exemple : avoir une Bugatti Veyron en or massif avec marqué top donateur sur le mur)</text:span></text:p>
      <text:p text:style-name="P12"><text:span text:style-name="T1">69)</text:span> Un SDF n'es plus un citoyen</text:p>
      <text:p text:style-name="P12"><text:span text:style-name="T1">70)</text:span> Le banquier préfère payé les gents en caisse d'argent</text:p>
      <text:p text:style-name="P12"><text:span text:style-name="T1">71)</text:span> Il n'a pas le droit d’être associé a un gang et doit protéger la banque</text:p>
      <text:p text:style-name="P12"><text:span text:style-name="T1">72)</text:span> Les convois de brinks doivent être protégé par la police et doit fermé la banque après leur passage</text:p>
      <text:p text:style-name="P12"><text:span text:style-name="T1">73)</text:span> Le barman peut faire du vin pour arrondir ses fin de mois mais doit éviter de le faire trop prêt de ses clients</text:p>
      <text:p text:style-name="P12"><text:span text:style-name="T1">74)</text:span> Le livreur n'est pas surveillé par la police et peut transporté se qu'il souhaite</text:p>
      <text:p text:style-name="P12"><text:span text:style-name="T1">75)</text:span> Le chauffeur peut conduire un bus , un taxi , un bus pénitenciers , une voiture de maire et autres</text:p>
      <text:p text:style-name="P12"><text:span text:style-name="T1">76)</text:span> Le réparateur de voiture peut dépanné des voitures mais ne peux pas pas réparé en pleine rue</text:p>
      <text:p text:style-name="P12"><text:span text:style-name="T1">77)</text:span> Le mineur et le bûcheron ne quitte pas son lieu de travail</text:p>
      <text:p text:style-name="P12"><text:span text:style-name="T1">78)</text:span> Le trafic de bébé est interdit</text:p>
      <text:p text:style-name="P12"><text:span text:style-name="T1">79)</text:span> Le fermier et l'apiculteur font se qu'ils veulent de leurs produits</text:p>
      <text:p text:style-name="P12"><text:span text:style-name="T1">80)</text:span> Le fermier et l'apiculteur n'ont pas le droit de faire le métier sur des lieux gênants</text:p>
      <text:p text:style-name="P12"><text:span text:style-name="T1">81)</text:span> L'apiculteur n'a pas le droit de faire leur métier a coté des ruches naturelles <text:span text:style-name="T3">(baisse d’efficacité)</text:span></text:p>
      <text:p text:style-name="P12"><text:span text:style-name="T1">82)</text:span> Il doit <text:span text:style-name="T9">toujours</text:span> y avoir un cuisinier au magasin</text:p>
      <text:p text:style-name="P12"><text:span text:style-name="T1">83)</text:span> <text:span text:style-name="T9">Le cuisinier préféré faire appel aux livreurs pour les livraisons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3:21:50.847000000</meta:creation-date>
    <dc:date>2017-08-19T13:59:26.419000000</dc:date>
    <meta:editing-duration>PT1H23M55S</meta:editing-duration>
    <meta:editing-cycles>12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83" meta:word-count="1400" meta:character-count="7500" meta:non-whitespace-character-count="6181"/>
  </office:meta>
</office:document-meta>
</file>